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5af9f" officeooo:paragraph-rsid="0015af9f"/>
    </style:style>
    <style:style style:name="P2" style:family="paragraph" style:parent-style-name="Standard">
      <style:paragraph-properties fo:text-align="start" style:justify-single-word="false"/>
      <style:text-properties officeooo:rsid="0015af9f" officeooo:paragraph-rsid="0015af9f"/>
    </style:style>
    <style:style style:name="P3" style:family="paragraph" style:parent-style-name="Standard">
      <style:paragraph-properties fo:text-align="start" style:justify-single-word="false"/>
      <style:text-properties officeooo:rsid="0015af9f" officeooo:paragraph-rsid="001d557c"/>
    </style:style>
    <style:style style:name="T1" style:family="text">
      <style:text-properties officeooo:rsid="001889fe"/>
    </style:style>
    <style:style style:name="T2" style:family="text">
      <style:text-properties officeooo:rsid="001b49f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ΝΑΦΟΡΑ ΠΡΟΓΡΑΜΜΑΤΟΣ ΗΟΜΟRE</text:p>
      <text:p text:style-name="P1">Γεώργιος Βαρδάκας</text:p>
      <text:p text:style-name="P1"/>
      <text:p text:style-name="P3">Οι εργασίες που έλαβαν μέρος <text:span text:style-name="T2">για τον μήνα Μάιο αφορούν τ</text:span>η<text:span text:style-name="T1">ν</text:span> <text:span text:style-name="T2">επεξεργασία και ανάλυση των δ</text:span>εδομένων <text:span text:style-name="T2">που έχουν συλλεχθεί μέσω του ρολογιού από πολλαπλούς χρήστες, έτσι ώστε να πραγματοποιηθεί η αξιολόγηση των μεθόδων σε διαφορετικά δεδομένα με στόχο την καλύτερη εκπαίδευση των μεθόδων. Στην συνέχεια δοκιμάστηκε μία επιπρόσθετη βιβλιοθήκη για την κατηγοριοποίηση των δεδομένων. Tέλος, κατηγορίες που έχουν παρόμοια σημασία (π.χ. sitting και <text:s/>lay on) συγχωνεύτηκαν σε μία κατηγορία.</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14:02:58.788616303</meta:creation-date>
    <dc:date>2021-07-01T20:18:42.697182461</dc:date>
    <meta:editing-duration>PT19M55S</meta:editing-duration>
    <meta:editing-cycles>8</meta:editing-cycles>
    <meta:generator>LibreOffice/6.0.7.3$Linux_X86_64 LibreOffice_project/00m0$Build-3</meta:generator>
    <meta:document-statistic meta:table-count="0" meta:image-count="0" meta:object-count="0" meta:page-count="1" meta:paragraph-count="3" meta:word-count="74" meta:character-count="522" meta:non-whitespace-character-count="450"/>
  </office:meta>
</office:document-meta>
</file>